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" style:family="text">
      <style:text-properties fo:font-size="10.00pt" fo:font-weight="normal" style:text-underline-mode="continuous" style:text-underline-type="single" style:text-underline-style="solid" style:text-underline-width="normal" fo:font-family="'JetBrains Mono'" style:font-family-asian="'JetBrains Mono'" style:font-family-complex="'JetBrains Mono'" fo:background-color="transparent" fo:color="#0000ff"/>
    </style:style>
    <style:style style:name="T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</office:automatic-styles>
  <office:body>
    <office:text>
      <text:p text:style-name="P1"><text:a xlink:href="http://localhost:8082/mks-bank"><text:span text:style-name="T1">http://localhost:8082</text:span><text:span text:style-name="T2">/mks-bank</text:span></text:a><text:span text:style-name="T3"/></text:p>
      <text:p text:style-name="P2"><text:span text:style-name="T4"/></text:p>
      <text:p text:style-name="P3"><text:span text:style-name="T5">/forgot-username</text:span></text:p>
      <text:p text:style-name="P3"><text:span text:style-name="T6">Provide the registered email Id and get the username via mail</text:span></text:p>
      <text:p text:style-name="P3"><text:span text:style-name="T6"/></text:p>
      <text:p text:style-name="P4"><draw:frame text:anchor-type="as-char" svg:width="152.40mm" svg:height="62.71mm" style:rel-width="scale" style:rel-height="scale"><draw:object-ole xlink:href="OleObj1"/><draw:image xlink:href="ObjectReplacements/OleObj1"/></draw:frame><text:span text:style-name="T6"/></text:p>
      <text:p text:style-name="P5"><text:span text:style-name="T6"/></text:p>
      <text:p text:style-name="P6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